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173C89D22F91996B12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4" style:family="table">
      <style:table-properties style:width="13.787cm" fo:margin-left="1.342cm" table:align="left"/>
    </style:style>
    <style:style style:name="Tabelle4.A" style:family="table-column">
      <style:table-column-properties style:column-width="7.158cm"/>
    </style:style>
    <style:style style:name="Tabelle4.B" style:family="table-column">
      <style:table-column-properties style:column-width="6.629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c1db0"/>
    </style:style>
    <style:style style:name="P2"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3" style:family="paragraph" style:parent-style-name="Table_20_Contents">
      <style:text-properties fo:color="#000000" style:font-name="Liberation Sans" fo:font-size="10pt" officeooo:rsid="000c1db0" officeooo:paragraph-rsid="000c1db0" style:font-size-asian="10pt" style:font-size-complex="10pt"/>
    </style:style>
    <style:style style:name="P4" style:family="paragraph" style:parent-style-name="Table_20_Contents">
      <style:paragraph-properties fo:text-align="start" style:justify-single-word="false"/>
      <style:text-properties fo:color="#000000" style:font-name="Liberation Sans" fo:font-size="10pt" officeooo:rsid="000c1db0" officeooo:paragraph-rsid="000c1db0" style:font-size-asian="10pt" style:font-size-complex="10pt"/>
    </style:style>
    <style:style style:name="P5"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P6" style:family="paragraph" style:parent-style-name="Table_20_Contents">
      <style:text-properties fo:color="#000000" style:font-name="Liberation Sans" fo:font-size="10pt" officeooo:rsid="0008c5ff" officeooo:paragraph-rsid="0008c5ff" style:font-size-asian="10pt" style:font-size-complex="10pt"/>
    </style:style>
    <style:style style:name="P7"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8" style:family="paragraph" style:parent-style-name="Footer">
      <style:paragraph-properties fo:text-align="end" style:justify-single-word="false"/>
    </style:style>
    <style:style style:name="P9" style:family="paragraph" style:parent-style-name="Text_20_body">
      <style:text-properties fo:color="#999999" officeooo:rsid="001eef7a" officeooo:paragraph-rsid="001eef7a"/>
    </style:style>
    <style:style style:name="P10" style:family="paragraph" style:parent-style-name="Standard">
      <style:text-properties fo:color="#999999" style:font-name="Liberation Sans" fo:font-size="15pt" style:text-underline-style="solid" style:text-underline-width="auto" style:text-underline-color="font-color" fo:font-weight="bold" officeooo:rsid="001a4ac4" officeooo:paragraph-rsid="001eef7a" style:font-size-asian="15pt" style:font-weight-asian="bold" style:font-size-complex="15pt" style:font-weight-complex="bold"/>
    </style:style>
    <style:style style:name="P11" style:family="paragraph" style:parent-style-name="Standard">
      <style:paragraph-properties fo:text-align="justify" style:justify-single-word="false"/>
      <style:text-properties fo:color="#000000" style:font-name="Liberation Sans" fo:font-size="12pt" style:text-underline-style="none" fo:font-weight="normal" officeooo:rsid="002a22fa" officeooo:paragraph-rsid="002a22fa"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color="#000000" style:font-name="Liberation Serif" fo:font-size="12pt" style:text-underline-style="none" fo:font-weight="normal" officeooo:rsid="002a22fa" officeooo:paragraph-rsid="002a22fa" style:font-size-asian="10.5pt" style:font-weight-asian="normal" style:font-size-complex="12pt" style:font-weight-complex="normal"/>
    </style:style>
    <style:style style:name="P13" style:family="paragraph" style:parent-style-name="Text_20_body">
      <style:text-properties fo:color="#999999" officeooo:rsid="00232274" officeooo:paragraph-rsid="00232274"/>
    </style:style>
    <style:style style:name="P14" style:family="paragraph" style:parent-style-name="Text_20_body">
      <style:text-properties fo:color="#999999" officeooo:rsid="0010a1c4" officeooo:paragraph-rsid="0010a1c4"/>
    </style:style>
    <style:style style:name="P15" style:family="paragraph" style:parent-style-name="Text_20_body">
      <style:text-properties officeooo:rsid="002a22fa" officeooo:paragraph-rsid="002a22fa"/>
    </style:style>
    <style:style style:name="P16" style:family="paragraph" style:parent-style-name="Text_20_body">
      <style:paragraph-properties fo:text-align="justify" style:justify-single-word="false"/>
      <style:text-properties officeooo:rsid="002a22fa" officeooo:paragraph-rsid="002a22fa"/>
    </style:style>
    <style:style style:name="P17" style:family="paragraph" style:parent-style-name="Text_20_body" style:list-style-name="L1">
      <style:paragraph-properties fo:text-align="justify" style:justify-single-word="false"/>
      <style:text-properties officeooo:rsid="002a22fa" officeooo:paragraph-rsid="002a22fa"/>
    </style:style>
    <style:style style:name="P18" style:family="paragraph" style:parent-style-name="Text_20_body" style:list-style-name="L1">
      <style:paragraph-properties fo:text-align="justify" style:justify-single-word="false"/>
      <style:text-properties officeooo:paragraph-rsid="002a22fa"/>
    </style:style>
    <style:style style:name="P19" style:family="paragraph" style:parent-style-name="Text_20_body">
      <style:paragraph-properties fo:text-align="justify" style:justify-single-word="false"/>
      <style:text-properties officeooo:paragraph-rsid="002a22fa"/>
    </style:style>
    <style:style style:name="P20" style:family="paragraph" style:parent-style-name="Text_20_body">
      <style:paragraph-properties fo:text-align="justify" style:justify-single-word="false"/>
      <style:text-properties officeooo:rsid="002aa095" officeooo:paragraph-rsid="002aa095"/>
    </style:style>
    <style:style style:name="P21" style:family="paragraph" style:parent-style-name="Text_20_body" style:list-style-name="L2">
      <style:paragraph-properties fo:text-align="justify" style:justify-single-word="false"/>
      <style:text-properties style:font-name="Liberation Serif" fo:font-size="12pt" officeooo:rsid="002c47e2" officeooo:paragraph-rsid="002c47e2" style:font-size-asian="12pt" style:font-size-complex="12pt"/>
    </style:style>
    <style:style style:name="P22" style:family="paragraph" style:parent-style-name="Text_20_body">
      <style:paragraph-properties fo:text-align="justify" style:justify-single-word="false"/>
      <style:text-properties style:font-name="Liberation Sans" officeooo:rsid="000d60a6" officeooo:paragraph-rsid="002c47e2"/>
    </style:style>
    <style:style style:name="P23" style:family="paragraph" style:parent-style-name="Text_20_body" style:list-style-name="L2">
      <style:paragraph-properties fo:text-align="justify" style:justify-single-word="false"/>
      <style:text-properties fo:font-weight="normal" officeooo:rsid="002c47e2" officeooo:paragraph-rsid="002d6275" style:font-weight-asian="normal" style:font-weight-complex="normal"/>
    </style:style>
    <style:style style:name="P24" style:family="paragraph" style:parent-style-name="Text_20_body">
      <style:paragraph-properties fo:text-align="justify" style:justify-single-word="false"/>
      <style:text-properties officeooo:rsid="002c47e2" officeooo:paragraph-rsid="002c47e2"/>
    </style:style>
    <style:style style:name="P25" style:family="paragraph" style:parent-style-name="Text_20_body" style:list-style-name="L2">
      <style:paragraph-properties fo:text-align="justify" style:justify-single-word="false"/>
      <style:text-properties officeooo:rsid="002c47e2" officeooo:paragraph-rsid="002c47e2"/>
    </style:style>
    <style:style style:name="P26" style:family="paragraph" style:parent-style-name="Text_20_body" style:list-style-name="L2">
      <style:text-properties fo:font-weight="bold" officeooo:rsid="002c47e2" officeooo:paragraph-rsid="002c47e2" style:font-weight-asian="bold" style:font-weight-complex="bold"/>
    </style:style>
    <style:style style:name="P27" style:family="paragraph" style:parent-style-name="Text_20_body" style:list-style-name="L2">
      <style:paragraph-properties fo:text-align="justify" style:justify-single-word="false"/>
      <style:text-properties fo:font-weight="bold" officeooo:rsid="002c47e2" officeooo:paragraph-rsid="002c47e2" style:font-weight-asian="bold" style:font-weight-complex="bold"/>
    </style:style>
    <style:style style:name="P28" style:family="paragraph" style:parent-style-name="Text_20_body">
      <style:paragraph-properties fo:margin-top="0cm" fo:margin-bottom="0.046cm" loext:contextual-spacing="false" fo:line-height="100%"/>
      <style:text-properties fo:color="#999999" officeooo:rsid="0022f3f5" officeooo:paragraph-rsid="0022f3f5"/>
    </style:style>
    <style:style style:name="P29" style:family="paragraph" style:parent-style-name="Text_20_body">
      <style:paragraph-properties fo:margin-top="0cm" fo:margin-bottom="0.046cm" loext:contextual-spacing="false" fo:line-height="100%"/>
      <style:text-properties fo:color="#999999" officeooo:rsid="0022f3f5" officeooo:paragraph-rsid="002936ea"/>
    </style:style>
    <style:style style:name="P30" style:family="paragraph" style:parent-style-name="Text_20_body">
      <style:paragraph-properties fo:margin-top="0cm" fo:margin-bottom="0.046cm" loext:contextual-spacing="false" fo:line-height="100%"/>
      <style:text-properties fo:color="#999999" officeooo:rsid="001be1bf" officeooo:paragraph-rsid="0022f3f5"/>
    </style:style>
    <style:style style:name="P31" style:family="paragraph" style:parent-style-name="Text_20_body" style:master-page-name="">
      <loext:graphic-properties draw:fill="none"/>
      <style:paragraph-properties fo:margin-left="1.101cm" fo:margin-right="0cm" fo:margin-top="0cm" fo:margin-bottom="0.046cm" loext:contextual-spacing="false" fo:line-height="120%" fo:text-align="start" style:justify-single-word="false" fo:text-indent="0cm" style:auto-text-indent="false" style:page-number="auto" fo:background-color="transparent"/>
      <style:text-properties style:font-name="Liberation Serif" officeooo:rsid="002aa095" officeooo:paragraph-rsid="002aa095"/>
    </style:style>
    <style:style style:name="P32" style:family="paragraph" style:parent-style-name="Text_20_body">
      <loext:graphic-properties draw:fill="none"/>
      <style:paragraph-properties fo:margin-left="1.101cm" fo:margin-right="0cm" fo:margin-top="0cm" fo:margin-bottom="0.046cm" loext:contextual-spacing="false" fo:line-height="120%" fo:text-align="start" style:justify-single-word="false" fo:text-indent="0cm" style:auto-text-indent="false" fo:background-color="transparent"/>
      <style:text-properties fo:color="#000000" style:font-name="Liberation Serif" fo:font-size="12pt" style:text-underline-style="none" fo:font-weight="normal" officeooo:rsid="002aa095" officeooo:paragraph-rsid="002aa095" style:font-size-asian="10.5pt" style:font-weight-asian="normal" style:font-size-complex="12pt" style:font-weight-complex="normal"/>
    </style:style>
    <style:style style:name="P33" style:family="paragraph" style:parent-style-name="Text_20_body" style:master-page-name="">
      <loext:graphic-properties draw:fill="none"/>
      <style:paragraph-properties fo:margin-left="2.101cm" fo:margin-right="0cm" fo:margin-top="0cm" fo:margin-bottom="0.046cm" loext:contextual-spacing="false" fo:line-height="120%" fo:text-align="start" style:justify-single-word="false" fo:text-indent="0cm" style:auto-text-indent="false" style:page-number="auto" fo:background-color="transparent"/>
      <style:text-properties style:font-name="Liberation Serif" officeooo:rsid="002aa095" officeooo:paragraph-rsid="002aa095"/>
    </style:style>
    <style:style style:name="P34" style:family="paragraph" style:parent-style-name="Text_20_body">
      <loext:graphic-properties draw:fill="none"/>
      <style:paragraph-properties fo:margin-left="2.101cm" fo:margin-right="0cm" fo:margin-top="0cm" fo:margin-bottom="0.046cm" loext:contextual-spacing="false" fo:line-height="120%" fo:text-align="start" style:justify-single-word="false" fo:text-indent="0cm" style:auto-text-indent="false" fo:background-color="transparent"/>
      <style:text-properties style:font-name="Liberation Serif" officeooo:rsid="002aa095" officeooo:paragraph-rsid="002aa095"/>
    </style:style>
    <style:style style:name="P35" style:family="paragraph" style:parent-style-name="Text_20_body">
      <loext:graphic-properties draw:fill="none"/>
      <style:paragraph-properties fo:margin-left="2.101cm" fo:margin-right="0cm" fo:margin-top="0cm" fo:margin-bottom="0.046cm" loext:contextual-spacing="false" fo:line-height="120%" fo:text-align="start" style:justify-single-word="false" fo:text-indent="0cm" style:auto-text-indent="false" fo:background-color="transparent"/>
      <style:text-properties fo:color="#000000" style:font-name="Liberation Serif" fo:font-size="12pt" style:text-underline-style="none" fo:font-weight="normal" officeooo:rsid="002aa095" officeooo:paragraph-rsid="002aa095" style:font-size-asian="10.5pt" style:font-weight-asian="normal" style:font-size-complex="12pt" style:font-weight-complex="normal"/>
    </style:style>
    <style:style style:name="P36" style:family="paragraph" style:parent-style-name="Text_20_body" style:list-style-name="L2">
      <loext:graphic-properties draw:fill="none"/>
      <style:paragraph-properties fo:margin-left="2.499cm" fo:margin-right="0cm" fo:margin-top="0cm" fo:margin-bottom="0.247cm" loext:contextual-spacing="false" fo:line-height="120%" fo:text-align="justify" style:justify-single-word="false" fo:text-indent="-0.6cm" style:auto-text-indent="false" fo:background-color="transparent"/>
      <style:text-properties style:font-name="Liberation Mono" fo:font-size="10pt" officeooo:rsid="002c47e2" officeooo:paragraph-rsid="002c47e2" style:font-size-asian="10pt" style:font-size-complex="10pt"/>
    </style:style>
    <style:style style:name="P37" style:family="paragraph" style:parent-style-name="Text_20_body" style:list-style-name="L2" style:master-page-name="">
      <loext:graphic-properties draw:fill="none"/>
      <style:paragraph-properties fo:margin-left="2.499cm" fo:margin-right="0cm" fo:margin-top="0cm" fo:margin-bottom="0.247cm" loext:contextual-spacing="false" fo:line-height="120%" fo:text-align="justify" style:justify-single-word="false" fo:text-indent="-0.6cm" style:auto-text-indent="false" style:page-number="auto" fo:background-color="transparent"/>
      <style:text-properties style:font-name="Liberation Mono" fo:font-size="10pt" officeooo:rsid="002c47e2" officeooo:paragraph-rsid="002c47e2" style:font-size-asian="10pt" style:font-size-complex="10pt"/>
    </style:style>
    <style:style style:name="P38" style:family="paragraph" style:parent-style-name="Text_20_body" style:list-style-name="L2" style:master-page-name="">
      <loext:graphic-properties draw:fill="none"/>
      <style:paragraph-properties fo:margin-left="2.499cm" fo:margin-right="0cm" fo:margin-top="0cm" fo:margin-bottom="0.247cm" loext:contextual-spacing="false" fo:line-height="120%" fo:text-align="justify" style:justify-single-word="false" fo:text-indent="-0.6cm" style:auto-text-indent="false" style:page-number="auto" fo:background-color="transparent"/>
      <style:text-properties style:font-name="Liberation Mono" fo:font-size="10pt" officeooo:rsid="002c47e2" officeooo:paragraph-rsid="002c47e2" style:font-size-asian="10pt" style:font-size-complex="10pt"/>
    </style:style>
    <style:style style:name="P39" style:family="paragraph" style:parent-style-name="Table_20_Contents">
      <style:paragraph-properties fo:text-align="justify" style:justify-single-word="false"/>
      <style:text-properties fo:color="#000000" officeooo:rsid="001fa1ed" officeooo:paragraph-rsid="001fa1ed"/>
    </style:style>
    <style:style style:name="P40" style:family="paragraph" style:parent-style-name="Table_20_Contents">
      <style:text-properties fo:color="#999999" officeooo:rsid="00232274" officeooo:paragraph-rsid="00232274"/>
    </style:style>
    <style:style style:name="P41" style:family="paragraph" style:parent-style-name="Table_20_Contents">
      <style:text-properties fo:color="#999999" officeooo:rsid="00241e75" officeooo:paragraph-rsid="00241e75"/>
    </style:style>
    <style:style style:name="P42" style:family="paragraph" style:parent-style-name="Table_20_Contents">
      <style:text-properties fo:color="#999999" officeooo:paragraph-rsid="0025f148"/>
    </style:style>
    <style:style style:name="P43" style:family="paragraph" style:parent-style-name="Table_20_Contents">
      <style:text-properties fo:color="#999999" officeooo:rsid="0025f148" officeooo:paragraph-rsid="0025f148"/>
    </style:style>
    <style:style style:name="P44" style:family="paragraph" style:parent-style-name="Table_20_Contents">
      <style:text-properties fo:color="#999999" officeooo:rsid="00263ea5" officeooo:paragraph-rsid="00263ea5"/>
    </style:style>
    <style:style style:name="P45" style:family="paragraph" style:parent-style-name="Table_20_Contents">
      <style:text-properties fo:color="#999999" officeooo:rsid="002936ea" officeooo:paragraph-rsid="002936ea"/>
    </style:style>
    <style:style style:name="P46" style:family="paragraph" style:parent-style-name="Table_20_Contents">
      <style:text-properties fo:color="#999999" officeooo:rsid="001d7852" officeooo:paragraph-rsid="0022f3f5"/>
    </style:style>
    <style:style style:name="P47" style:family="paragraph" style:parent-style-name="Table_20_Contents">
      <style:text-properties fo:color="#999999" officeooo:rsid="001be1bf" officeooo:paragraph-rsid="0022f3f5"/>
    </style:style>
    <style:style style:name="P48" style:family="paragraph" style:parent-style-name="Table_20_Contents">
      <style:text-properties fo:color="#999999" officeooo:rsid="001eef7a" officeooo:paragraph-rsid="0022f3f5"/>
    </style:style>
    <style:style style:name="P49" style:family="paragraph" style:parent-style-name="Table_20_Contents">
      <style:text-properties fo:color="#999999" officeooo:rsid="001fa1ed" officeooo:paragraph-rsid="001fa1ed"/>
    </style:style>
    <style:style style:name="P50" style:family="paragraph" style:parent-style-name="Table_20_Contents">
      <style:paragraph-properties fo:text-align="justify" style:justify-single-word="false"/>
      <style:text-properties fo:font-weight="bold" officeooo:rsid="002c47e2" officeooo:paragraph-rsid="002c47e2" style:font-weight-asian="bold" style:font-weight-complex="bold"/>
    </style:style>
    <style:style style:name="P51" style:family="paragraph" style:parent-style-name="Table_20_Contents">
      <style:paragraph-properties fo:text-align="justify" style:justify-single-word="false"/>
      <style:text-properties style:font-name="Liberation Mono" fo:font-size="10pt" officeooo:rsid="002c47e2" officeooo:paragraph-rsid="002c47e2" style:font-size-asian="10pt" style:font-size-complex="10pt"/>
    </style:style>
    <style:style style:name="P52" style:family="paragraph" style:parent-style-name="Table_20_Contents">
      <style:paragraph-properties fo:text-align="justify" style:justify-single-word="false"/>
      <style:text-properties style:font-name="Liberation Mono" fo:font-size="10pt" officeooo:rsid="002d6275" officeooo:paragraph-rsid="002d6275" style:font-size-asian="10pt" style:font-size-complex="10pt"/>
    </style:style>
    <style:style style:name="P53" style:family="paragraph" style:parent-style-name="Table_20_Contents">
      <style:paragraph-properties fo:margin-top="0cm" fo:margin-bottom="0.046cm" loext:contextual-spacing="false" fo:line-height="100%"/>
      <style:text-properties fo:color="#999999" officeooo:rsid="001c1ef6" officeooo:paragraph-rsid="0022f3f5"/>
    </style:style>
    <style:style style:name="P54" style:family="paragraph" style:parent-style-name="Table_20_Contents">
      <style:paragraph-properties fo:margin-top="0cm" fo:margin-bottom="0.046cm" loext:contextual-spacing="false" fo:line-height="100%"/>
      <style:text-properties fo:color="#999999" officeooo:rsid="0022f3f5" officeooo:paragraph-rsid="0022f3f5"/>
    </style:style>
    <style:style style:name="P55" style:family="paragraph" style:parent-style-name="Table_20_Contents">
      <style:paragraph-properties fo:margin-top="0cm" fo:margin-bottom="0.046cm" loext:contextual-spacing="false" fo:line-height="100%"/>
      <style:text-properties fo:color="#999999" officeooo:rsid="0022f3f5" officeooo:paragraph-rsid="002936ea"/>
    </style:style>
    <style:style style:name="P56" style:family="paragraph" style:parent-style-name="Heading_20_2">
      <style:text-properties officeooo:rsid="002a22fa" officeooo:paragraph-rsid="002a22fa"/>
    </style:style>
    <style:style style:name="P57" style:family="paragraph" style:parent-style-name="Heading_20_2">
      <style:paragraph-properties fo:text-align="justify" style:justify-single-word="false"/>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c1ef6"/>
    </style:style>
    <style:style style:name="T2" style:family="text">
      <style:text-properties officeooo:rsid="001d7852"/>
    </style:style>
    <style:style style:name="T3" style:family="text">
      <style:text-properties officeooo:rsid="001eef7a"/>
    </style:style>
    <style:style style:name="T4" style:family="text">
      <style:text-properties officeooo:rsid="001fba91"/>
    </style:style>
    <style:style style:name="T5" style:family="text">
      <style:text-properties officeooo:rsid="0022f3f5"/>
    </style:style>
    <style:style style:name="T6" style:family="text">
      <style:text-properties officeooo:rsid="00232274"/>
    </style:style>
    <style:style style:name="T7" style:family="text">
      <style:text-properties officeooo:rsid="0025f148"/>
    </style:style>
    <style:style style:name="T8"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9"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241e75" style:text-blinking="false" fo:background-color="transparent" loext:char-shading-value="0" style:font-size-asian="12pt" style:font-size-complex="12pt"/>
    </style:style>
    <style:style style:name="T10"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25f148" style:text-blinking="false" fo:background-color="transparent" loext:char-shading-value="0" style:font-size-asian="12pt" style:font-size-complex="12pt"/>
    </style:style>
    <style:style style:name="T11"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26ae68" style:text-blinking="false" fo:background-color="transparent" loext:char-shading-value="0" style:font-size-asian="12pt" style:font-size-complex="12pt"/>
    </style:style>
    <style:style style:name="T12" style:family="text">
      <style:text-properties fo:font-variant="normal" fo:text-transform="none" style:text-line-through-style="none" style:text-line-through-type="none" style:text-position="0% 100%"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13" style:family="text">
      <style:text-properties fo:font-variant="normal" fo:text-transform="none" style:text-line-through-style="none" style:text-line-through-type="none" style:text-position="0% 100%" style:font-name="Liberation Serif" fo:font-size="12pt" fo:letter-spacing="normal" fo:font-style="normal" style:text-underline-style="none" fo:font-weight="normal" officeooo:rsid="0026ae68" style:text-blinking="false" fo:background-color="transparent" loext:char-shading-value="0" style:font-size-asian="12pt" style:font-size-complex="12pt"/>
    </style:style>
    <style:style style:name="T14" style:family="text">
      <style:text-properties style:font-name="Liberation Serif" fo:font-size="12pt" officeooo:rsid="0025f148" style:font-size-asian="12pt" style:font-size-complex="12pt"/>
    </style:style>
    <style:style style:name="T15" style:family="text">
      <style:text-properties officeooo:rsid="00272a8a"/>
    </style:style>
    <style:style style:name="T16" style:family="text">
      <style:text-properties officeooo:rsid="002936ea"/>
    </style:style>
    <style:style style:name="T17" style:family="text">
      <style:text-properties officeooo:rsid="00294b7e"/>
    </style:style>
    <style:style style:name="T18" style:family="text">
      <style:text-properties officeooo:rsid="002a22fa"/>
    </style:style>
    <style:style style:name="T19" style:family="text">
      <style:text-properties officeooo:rsid="002aa095"/>
    </style:style>
    <style:style style:name="T20" style:family="text">
      <style:text-properties fo:font-weight="bold" style:font-weight-asian="bold" style:font-weight-complex="bold"/>
    </style:style>
    <style:style style:name="T21" style:family="text">
      <style:text-properties fo:font-weight="bold" officeooo:rsid="002d6275" style:font-weight-asian="bold" style:font-weight-complex="bold"/>
    </style:style>
    <style:style style:name="T22" style:family="text">
      <style:text-properties fo:font-weight="normal" style:font-weight-asian="normal" style:font-weight-complex="normal"/>
    </style:style>
    <style:style style:name="T23" style:family="text">
      <style:text-properties officeooo:rsid="002d6275"/>
    </style:style>
    <style:style style:name="T24" style:family="text">
      <style:text-properties fo:font-size="10pt" officeooo:rsid="002d6275" style:font-size-asian="10pt" style:font-size-complex="10pt"/>
    </style:style>
    <style:style style:name="T25" style:family="text">
      <style:text-properties fo:font-size="10pt" fo:font-weight="bold" officeooo:rsid="002d6275" style:font-size-asian="10pt" style:font-weight-asian="bold" style:font-size-complex="10pt" style:font-weight-complex="bold"/>
    </style:style>
    <style:style style:name="T26" style:family="text">
      <style:text-properties style:font-name="Liberation Mono" fo:font-size="10pt" fo:font-weight="bold" officeooo:rsid="002d6275" style:font-size-asian="10pt" style:font-weight-asian="bold" style:font-size-complex="10pt" style:font-weight-complex="bold"/>
    </style:style>
    <style:style style:name="T27" style:family="text">
      <style:text-properties style:font-name="Liberation Mono" fo:font-size="10pt" officeooo:rsid="002d6275" style:font-size-asian="10pt" style:font-size-complex="10pt"/>
    </style:style>
    <style:style style:name="T28" style:family="text">
      <style:text-properties style:font-name="Liberation Serif"/>
    </style:style>
    <style:style style:name="T29" style:family="text">
      <style:text-properties style:font-name="Liberation Serif" fo:font-size="11pt" style:font-size-asian="9.60000038146973pt" style:font-size-complex="11pt"/>
    </style:style>
    <style:style style:name="T30" style:family="text">
      <style:text-properties style:font-name="Liberation Serif" fo:font-size="12pt" officeooo:rsid="002d6275" style:font-size-asian="10.5pt" style:font-size-complex="12pt"/>
    </style:style>
    <style:style style:name="T3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h text:style-name="Heading_20_1" text:outline-level="1"><text:span text:style-name="T18">Aufbau und Speicherung</text:span> der Aufgaben</text:h>
      <text:p text:style-name="P15">Im folgenden Kapitel werden die Aufgabentypen aufgelistet, die Art der Fragestellung erläutert und das Vorgehen beim Erzeugen und Speichern der Aufgaben dargestellt. </text:p>
      <text:h text:style-name="P56" text:outline-level="2">Aufgabentypen</text:h>
      <text:p text:style-name="P16">Im Prototyp werden sechs Aufgabentypen gestellt werden. Das Wort Typ beschreibt in diesem Zusammenhang den mathematischen Hintergrund der Aufgabe, also den Bereich der Mathematik, aus dem die Aufgabe stammt.</text:p>
      <text:p text:style-name="P16"><office:annotation office:name="__Annotation__264_739779869"><dc:creator>Noah Lehmann</dc:creator><dc:date>2018-05-28T13:23:35.888352755</dc:date><loext:sender-initials>NL</loext:sender-initials><text:p text:style-name="P58"><text:span text:style-name="T31">Es fehlen noch Beipiele zu den Typen</text:span></text:p></office:annotation>Im folgenden werden die sechs Aufgabentypen der Schwierigkeitsstufe aufsteigend aufgelistet:</text:p>
      <text:list xml:id="list3579899241" text:style-name="L1">
        <text:list-item>
          <text:p text:style-name="P17">Gleichungen</text:p>
        </text:list-item>
        <text:list-item>
          <text:p text:style-name="P17">Ungleichungen</text:p>
        </text:list-item>
        <text:list-item>
          <text:p text:style-name="P17">Lineare Gleichungen</text:p>
        </text:list-item>
        <text:list-item>
          <text:p text:style-name="P17">Funktionen</text:p>
        </text:list-item>
        <text:list-item>
          <text:p text:style-name="P17">Polynome</text:p>
        </text:list-item>
        <text:list-item>
          <text:p text:style-name="P18"><text:span text:style-name="T18">Quadratische Terme</text:span><office:annotation-end office:name="__Annotation__264_739779869"/></text:p>
        </text:list-item>
      </text:list>
      <text:p text:style-name="P19"><text:span text:style-name="T18">Jede der Aufgabentypen wird in verschiedenen Variationen Abgefragt, sodass der Anwender nicht immer die gleiche Aufgabe mit verschiedenen Werten lösen muss.</text:span></text:p>
      <text:h text:style-name="P57" text:outline-level="2">Aufgaben<text:span text:style-name="T2">arten</text:span></text:h>
      <text:p text:style-name="P12">Im Prototypen des kollaborativen Mathe-Spiel werden 2 Arten von Aufgaben gestellt. Die erste wird eine einfache Frage-Antwort Aufgabe sein, die zweite Art eine Multiple-Choice Aufgabe mit nur einer richtigen Antwort. </text:p>
      <text:p text:style-name="P12">Die Frage-Antwort Aufgabe wird einen Text haben, der als Aufgabenstellung dient, und ein Textfeld, welches eine Eingabe vom Anwender erwartet. Dieses Textfeld soll die Antwort des Anwenders entgegennehmen. </text:p>
      <text:p text:style-name="P12">Die Multiple-Choice Aufgaben werden ähnlich aufgebaut. Auch sie werden einen Text haben, der als Aufgabenstellung dient. Zusätzlich werden sie aber kein Textfeld, sonder eine Liste aus vier Radio-Buttons haben, welche die möglichen Antworten enthalten. Multiple-Choice Aufgaben <text:soft-page-break/>bestehen, wie oben erwähnt, nur aus einer richtigen Antwort, insgesamt werden dem Anwender aber vier mögliche Antworten geliefert.</text:p>
      <text:p text:style-name="P11"/>
      <text:h text:style-name="P57" text:outline-level="2">Generieren der Aufgaben</text:h>
      <text:p text:style-name="P16">Bei der Generierung der Aufgaben wird nicht zwischen den Aufgabenarten unterschieden. Es liegt für jeden Aufgabentyp ein Aufgaben-Generator auf dem Server, welcher beim Start die gewünschte Anzahl an Aufgaben generiert und automatisch auf der Datenbank in der Tabelle „exercises“ abspeichert. </text:p>
      <text:p text:style-name="P16">Die Generatoren brauchen zum Start zwei Parameter, die maximale Größe der Variablen in den Aufgaben und die Anzahl der zu generierenden Aufgaben. Als Ausgabe generieren sie einen <text:span text:style-name="T19">String, der den Aufgabentyp beschreibt, einen </text:span>Aufgabentext, <text:span text:style-name="T19">die richtige Antwort und drei garantiert falsche Antworten. Diese werden dann in der Datenbank in den entsprechenden Spalten abgespeichert. </text:span></text:p>
      <text:p text:style-name="P20">Anzumerken ist, das die Generatoren die Aufgaben zufällig erstellen, die Variablen werden immer mit Zufallszahlen gefüllt. Es wird nicht überprüft, ob zwei oder mehrere Aufgaben identisch ist. Dies würde den Aufwand für einen Prototypen übersteigen. Auch wenn die Generierung identischer Aufgaben beim erhöhen der maximalen Zahlenwerten sehr unwahrscheinlich ist, sollte das Eliminieren redundanter Aufgaben bei einem fertigen Produkt noch vorgenommen werden.</text:p>
      <text:h text:style-name="P57" text:outline-level="2">Speicherung der Aufgaben in der Datenbank</text:h>
      <text:p text:style-name="P20">Wie oben beschrieben besitzt die Datenbank des Spieles eine Tabelle namens „exercises“, welche nur die Einträge für Aufgaben enthält. Wie oben beschrieben benötigt die Datenbank nur eine Tabelle für alle Aufgabentypen und auch die Aufgabenarten. Die Tabelle ist wie folgt aufgebaut:</text:p>
      <text:p text:style-name="P31"><text:span text:style-name="T20">exercises</text:span>: {</text:p>
      <text:p text:style-name="P33"><text:span text:style-name="T20">id</text:span> int(6) unsigned auto_increment primary key,</text:p>
      <text:p text:style-name="P34"><text:span text:style-name="T20">type</text:span> varchar(20) not null,</text:p>
      <text:p text:style-name="P34"><text:span text:style-name="T20">question</text:span> text not null,</text:p>
      <text:p text:style-name="P35"><text:span text:style-name="T20">answer</text:span> varchar(20) not null,</text:p>
      <text:p text:style-name="P35"><text:span text:style-name="T20">wrong1</text:span> varchar(20) not null,</text:p>
      <text:p text:style-name="P35"><text:span text:style-name="T20">wrong2</text:span> varchar(20) not null,</text:p>
      <text:p text:style-name="P35"><text:span text:style-name="T20">wrong3</text:span> varchar(20) not null</text:p>
      <text:p text:style-name="P32">}</text:p>
      <text:p text:style-name="Text_20_body"><text:soft-page-break/></text:p>
      <text:h text:style-name="Heading_20_2" text:outline-level="2">Abrufen der Aufgaben aus der Datenbank</text:h>
      <text:p text:style-name="P24">Beim Abrufen der Aufgaben aus der Datenbank muss man zwei Dinge beachten:</text:p>
      <text:list xml:id="list2839364121" text:style-name="L2">
        <text:list-item>
          <text:p text:style-name="P27">Die Art der Aufgabe muss beachtet werden</text:p>
          <text:p text:style-name="P25">Bei einer Frage-Antwort Aufgabe reicht es, wenn man die Werte „question“ und „answer“ abgefragt werden. Eine passende Query wäre dann:</text:p>
          <text:p text:style-name="P37"><text:span text:style-name="T20">select</text:span> question, answer </text:p>
          <text:p text:style-name="P36"><text:span text:style-name="T20">from</text:span> exercises </text:p>
          <text:p text:style-name="P36"><text:span text:style-name="T20">where</text:span> type <text:span text:style-name="T20">equals </text:span><text:span text:style-name="T22">[gewünschter Typ]</text:span></text:p>
          <text:p text:style-name="P21"><text:span text:style-name="T22">Bei einer Multiple-Choice Aufgabe müssen die Werte „question“, „answer“ und die drei „wrongX“-Spalten abgefragt werden. Eine passende Query wäre somit:</text:span></text:p>
          <text:p text:style-name="P37"><text:span text:style-name="T20">select</text:span><text:span text:style-name="T22"> question, answer, wrong1, wrong2, wrong3 </text:span></text:p>
          <text:p text:style-name="P36"><text:span text:style-name="T20">from</text:span><text:span text:style-name="T22"> exercises </text:span></text:p>
          <text:p text:style-name="P36"><text:span text:style-name="T20">where</text:span><text:span text:style-name="T22"> type </text:span><text:span text:style-name="T20">equals</text:span><text:span text:style-name="T22"> [gewünschter Typ]</text:span></text:p>
        </text:list-item>
        <text:list-item>
          <text:p text:style-name="P26">Der Typ der Aufgabe muss explizit mit abgefragt werden</text:p>
          <text:p text:style-name="P23">Möchte man nur einen Aufgabentyp, so muss der Typ der Aufgabe immer mit abgefragt werden. <text:span text:style-name="T23">Es muss also zusätzlich die Abfrage </text:span><text:span text:style-name="T26">where</text:span><text:span text:style-name="T27"> type </text:span><text:span text:style-name="T26">equals</text:span><text:span text:style-name="T27"> [Aufgabentyp] </text:span><text:span text:style-name="T30">eingefügt werden.</text:span></text:p>
          <text:p text:style-name="P23"><text:s/>Die Aufgabentypen können folgende Werte annehmen:</text:p>
        </text:list-item>
      </text:list>
      <table:table table:name="Tabelle4" table:style-name="Tabelle4">
        <table:table-column table:style-name="Tabelle4.A"/>
        <table:table-column table:style-name="Tabelle4.B"/>
        <table:table-row>
          <table:table-cell table:style-name="Tabelle4.A1" office:value-type="string">
            <text:p text:style-name="P50">Aufgabentyp</text:p>
          </table:table-cell>
          <table:table-cell table:style-name="Tabelle4.B1" office:value-type="string">
            <text:p text:style-name="P50">Wert in Datenbank</text:p>
          </table:table-cell>
        </table:table-row>
        <table:table-row>
          <table:table-cell table:style-name="Tabelle4.A2" office:value-type="string">
            <text:p text:style-name="P39">Gleichungen</text:p>
          </table:table-cell>
          <table:table-cell table:style-name="Tabelle4.B2" office:value-type="string">
            <text:p text:style-name="P51">equations</text:p>
          </table:table-cell>
        </table:table-row>
        <table:table-row>
          <table:table-cell table:style-name="Tabelle4.A2" office:value-type="string">
            <text:p text:style-name="P39">Ungleichungen</text:p>
          </table:table-cell>
          <table:table-cell table:style-name="Tabelle4.B2" office:value-type="string">
            <text:p text:style-name="P51">inequalities</text:p>
          </table:table-cell>
        </table:table-row>
        <table:table-row>
          <table:table-cell table:style-name="Tabelle4.A2" office:value-type="string">
            <text:p text:style-name="P39">Lineare Gleichungen</text:p>
          </table:table-cell>
          <table:table-cell table:style-name="Tabelle4.B2" office:value-type="string">
            <text:p text:style-name="P51">linearEquations</text:p>
          </table:table-cell>
        </table:table-row>
        <table:table-row>
          <table:table-cell table:style-name="Tabelle4.A2" office:value-type="string">
            <text:p text:style-name="P39">Funktionen</text:p>
          </table:table-cell>
          <table:table-cell table:style-name="Tabelle4.B2" office:value-type="string">
            <text:p text:style-name="P51">functions</text:p>
          </table:table-cell>
        </table:table-row>
        <table:table-row>
          <table:table-cell table:style-name="Tabelle4.A2" office:value-type="string">
            <text:p text:style-name="P39">Polynome</text:p>
          </table:table-cell>
          <table:table-cell table:style-name="Tabelle4.B2" office:value-type="string">
            <text:p text:style-name="P52">polynomial</text:p>
          </table:table-cell>
        </table:table-row>
        <table:table-row>
          <table:table-cell table:style-name="Tabelle4.A2" office:value-type="string">
            <text:p text:style-name="P39">Quadratische Terme</text:p>
          </table:table-cell>
          <table:table-cell table:style-name="Tabelle4.B2" office:value-type="string">
            <text:p text:style-name="P51">quadraticFunctions</text:p>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0c1db0" officeooo:paragraph-rsid="000c1db0"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MP4" style:family="paragraph" style:parent-style-name="Table_20_Contents">
      <style:text-properties fo:color="#000000" style:font-name="Liberation Sans" fo:font-size="10pt" officeooo:rsid="0008c5ff" officeooo:paragraph-rsid="0008c5ff" style:font-size-asian="10pt" style:font-size-complex="10pt"/>
    </style:style>
    <style:style style:name="MP5" style:family="paragraph" style:parent-style-name="Table_20_Contents">
      <style:paragraph-properties fo:text-align="start" style:justify-single-word="false"/>
      <style:text-properties fo:color="#000000" style:font-name="Liberation Sans" fo:font-size="10pt" officeooo:rsid="000c1db0" officeooo:paragraph-rsid="000c1db0" style:font-size-asian="10pt" style:font-size-complex="10pt"/>
    </style:style>
    <style:style style:name="MP6"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7"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Team 3 (Teamleiter Noah Lehmann)</text:p>
            </table:table-cell>
            <table:table-cell table:style-name="Tabelle2.B1" office:value-type="string">
              <text:p text:style-name="MP3"><draw:frame draw:style-name="Mfr1" draw:name="Bild1" text:anchor-type="paragraph" svg:x="4.579cm" svg:y="-2.286cm" svg:width="3.817cm" svg:height="1.771cm" draw:z-index="2"><draw:image xlink:href="Pictures/100002010000032000000173C89D22F91996B129.png" xlink:type="simple" xlink:show="embed" xlink:actuate="onLoad" loext:mime-type="image/png"/></draw:frame>Web Development 2</text:p>
            </table:table-cell>
          </table:table-row>
          <table:table-row>
            <table:table-cell table:style-name="Tabelle2.A2" office:value-type="string">
              <text:p text:style-name="MP4">Dokumenttitel</text:p>
            </table:table-cell>
            <table:table-cell table:style-name="Tabelle2.B2" office:value-type="string">
              <text:p text:style-name="MP3">26.03.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5">Bearbeiter</text:p>
            </table:table-cell>
            <table:table-cell table:style-name="Tabelle1.A1" office:value-type="string">
              <text:p text:style-name="MP6"><text:page-number text:select-page="current">3</text:page-number></text:p>
            </table:table-cell>
          </table:table-row>
        </table:table>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5-28T13:23:49.554242555</dc:date>
    <meta:editing-duration>PT2H9M27S</meta:editing-duration>
    <meta:editing-cycles>18</meta:editing-cycles>
    <meta:generator>LibreOffice/5.4.5.1$Linux_X86_64 LibreOffice_project/40m0$Build-1</meta:generator>
    <dc:creator>Noah Lehmann</dc:creator>
    <meta:document-statistic meta:table-count="3" meta:image-count="1" meta:object-count="0" meta:page-count="3" meta:paragraph-count="65" meta:word-count="624" meta:character-count="4462" meta:non-whitespace-character-count="3911"/>
  </office:meta>
</office:document-meta>
</file>